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28d8d" officeooo:paragraph-rsid="00228d8d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446b3" officeooo:paragraph-rsid="002446b3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28d8d" officeooo:paragraph-rsid="00228d8d" style:font-size-asian="10pt" style:font-style-asian="italic" style:font-size-complex="10pt" style:font-style-complex="italic"/>
    </style:style>
    <style:style style:name="T1" style:family="text">
      <style:text-properties officeooo:rsid="00269635"/>
    </style:style>
    <style:style style:name="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3bd6f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69635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T6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7" style:family="text">
      <style:text-properties officeooo:rsid="00228d8d"/>
    </style:style>
    <style:style style:name="T8" style:family="text">
      <style:text-properties officeooo:rsid="002550e6"/>
    </style:style>
    <style:style style:name="T9" style:family="text">
      <style:text-properties officeooo:rsid="0027fa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0<text:span text:style-name="T8">9</text:span>/<text:span text:style-name="T1">19 </text:span>– <text:span text:style-name="T9">MONTAG</text:span></text:p>
          </table:table-cell>
          <table:table-cell table:style-name="Table6.A2" office:value-type="string">
            <text:p text:style-name="P4">KRANK</text:p>
          </table:table-cell>
          <table:table-cell table:style-name="Table6.A2" office:value-type="string">
            <text:p text:style-name="P12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3">
          <table:table-cell table:style-name="Table6.A2" office:value-type="string">
            <text:p text:style-name="P2">2016/0<text:span text:style-name="T8">9</text:span>/<text:span text:style-name="T1">20</text:span> – DIENS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3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4">
          <table:table-cell table:style-name="Table6.A2" office:value-type="string">
            <text:p text:style-name="P2">2016/0<text:span text:style-name="T8">9/21</text:span> – MITTWOCH</text:p>
          </table:table-cell>
          <table:table-cell table:style-name="Table6.A2" office:value-type="string">
            <text:p text:style-name="P4">KRANK</text:p>
          </table:table-cell>
          <table:table-cell table:style-name="Table6.A2" office:value-type="string">
            <text:p text:style-name="P12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5">
          <table:table-cell table:style-name="Table6.A2" office:value-type="string">
            <text:p text:style-name="P2">2016/0<text:span text:style-name="T7">9</text:span>/<text:span text:style-name="T1">22</text:span> – DONNERS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3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6">
          <table:table-cell table:style-name="Table6.A2" office:value-type="string">
            <text:p text:style-name="P2">2016/0<text:span text:style-name="T7">9</text:span>/<text:span text:style-name="T1">23</text:span> – FREI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269635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3bd6f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69635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MT6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3</text:span>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/0</text:span><text:span text:style-name="MT3">9</text:span><text:span text:style-name="MT2">/</text:span><text:span text:style-name="MT4">19</text:span><text:span text:style-name="MT2"> – 2016/0</text:span><text:span text:style-name="MT5">9</text:span><text:span text:style-name="MT2">/</text:span><text:span text:style-name="MT4">23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6">3</text:span><text:span text:style-name="MT4">8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9-24T19:42:02.895405090</dc:date>
    <meta:editing-cycles>20</meta:editing-cycles>
    <dc:title>Header Schule</dc:title>
    <meta:editing-duration>PT54M51S</meta:editing-duration>
    <meta:generator>LibreOffice/5.2.1.2$Linux_X86_64 LibreOffice_project/20m0$Build-2</meta:generator>
    <meta:document-statistic meta:table-count="6" meta:image-count="0" meta:object-count="0" meta:page-count="1" meta:paragraph-count="32" meta:word-count="47" meta:character-count="350" meta:non-whitespace-character-count="329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